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paragraph-rsid="005e0126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2pt" officeooo:paragraph-rsid="006ac1e6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31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32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33" style:family="paragraph" style:parent-style-name="Text_20_body">
      <style:text-properties style:font-name="DejaVu Sans Mono" fo:font-size="10pt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style:font-name="DejaVu Sans Mono" fo:font-size="10pt" officeooo:paragraph-rsid="0068505d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style:font-name="DejaVu Sans Mono" fo:font-size="10pt" officeooo:paragraph-rsid="006ac1e6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4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5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56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57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61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62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63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6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6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68505d" style:font-size-asian="10pt" style:font-size-complex="10pt"/>
    </style:style>
    <style:style style:name="P66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67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68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69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70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71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72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73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74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75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76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77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78" style:family="paragraph" style:parent-style-name="Text_20_body">
      <style:text-properties style:font-name="DejaVu Sans Mono" fo:font-size="10pt" officeooo:rsid="004b3c89" officeooo:paragraph-rsid="004b3c89" style:font-size-asian="10pt" style:font-size-complex="10pt"/>
    </style:style>
    <style:style style:name="P79" style:family="paragraph" style:parent-style-name="Text_20_body">
      <style:text-properties style:font-name="DejaVu Sans Mono" fo:font-size="10pt" officeooo:paragraph-rsid="004e5225" style:font-size-asian="10pt" style:font-size-complex="10pt"/>
    </style:style>
    <style:style style:name="P80" style:family="paragraph" style:parent-style-name="Text_20_body">
      <style:text-properties style:font-name="DejaVu Sans Mono" fo:font-size="10pt" officeooo:paragraph-rsid="00500ab4" style:font-size-asian="10pt" style:font-size-complex="10pt"/>
    </style:style>
    <style:style style:name="P81" style:family="paragraph" style:parent-style-name="Text_20_body">
      <style:text-properties style:font-name="DejaVu Sans Mono" fo:font-size="10pt" officeooo:paragraph-rsid="00678b28" style:font-size-asian="10pt" style:font-size-complex="10pt"/>
    </style:style>
    <style:style style:name="P82" style:family="paragraph" style:parent-style-name="Text_20_body">
      <style:text-properties style:font-name="DejaVu Sans Mono" fo:font-size="10pt" officeooo:paragraph-rsid="0069e541" style:font-size-asian="10pt" style:font-size-complex="10pt"/>
    </style:style>
    <style:style style:name="P83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84" style:family="paragraph" style:parent-style-name="Text_20_body">
      <style:text-properties style:font-name="DejaVu Sans Mono" fo:font-size="10pt" fo:font-weight="bold" officeooo:rsid="003ee516" officeooo:paragraph-rsid="00460aa2" style:font-size-asian="10pt" style:font-weight-asian="bold" style:font-size-complex="10pt" style:font-weight-complex="bold"/>
    </style:style>
    <style:style style:name="P85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font-name="DejaVu Sans Mono" fo:font-size="10pt" fo:font-weight="normal" officeooo:paragraph-rsid="006ac1e6" style:font-size-asian="10pt" style:font-weight-asian="normal" style:font-size-complex="10pt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88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89" style:family="paragraph" style:parent-style-name="Text_20_body">
      <style:paragraph-properties fo:text-align="justify" style:justify-single-word="false"/>
      <style:text-properties officeooo:paragraph-rsid="000c1e58"/>
    </style:style>
    <style:style style:name="P90" style:family="paragraph" style:parent-style-name="Text_20_body">
      <style:paragraph-properties fo:text-align="justify" style:justify-single-word="false"/>
      <style:text-properties officeooo:paragraph-rsid="002ada31"/>
    </style:style>
    <style:style style:name="P91" style:family="paragraph" style:parent-style-name="Text_20_body">
      <style:paragraph-properties fo:text-align="justify" style:justify-single-word="false"/>
      <style:text-properties officeooo:paragraph-rsid="002f95c7"/>
    </style:style>
    <style:style style:name="P92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93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94" style:family="paragraph" style:parent-style-name="Text_20_body">
      <style:text-properties officeooo:paragraph-rsid="000dc445"/>
    </style:style>
    <style:style style:name="P95" style:family="paragraph" style:parent-style-name="Text_20_body">
      <style:text-properties officeooo:paragraph-rsid="000f7f65"/>
    </style:style>
    <style:style style:name="P96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97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98" style:family="paragraph" style:parent-style-name="Text_20_body">
      <style:text-properties style:font-name="arial" fo:font-size="10pt" officeooo:rsid="003ee516" style:font-size-asian="10pt" style:font-size-complex="10pt"/>
    </style:style>
    <style:style style:name="P99" style:family="paragraph" style:parent-style-name="Text_20_body">
      <style:paragraph-properties fo:text-align="justify" style:justify-single-word="false"/>
      <style:text-properties style:font-name="arial"/>
    </style:style>
    <style:style style:name="P100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101" style:family="paragraph" style:parent-style-name="Text_20_body">
      <style:text-properties officeooo:rsid="000c1e58" officeooo:paragraph-rsid="001adc3f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105" style:family="paragraph" style:parent-style-name="Text_20_body" style:list-style-name="L2">
      <style:paragraph-properties fo:text-align="justify" style:justify-single-word="false"/>
      <style:text-properties style:font-name="Arial" officeooo:rsid="005f2456" officeooo:paragraph-rsid="005f2456"/>
    </style:style>
    <style:style style:name="P106" style:family="paragraph" style:parent-style-name="Text_20_body" style:list-style-name="L2">
      <style:paragraph-properties fo:text-align="justify" style:justify-single-word="false"/>
      <style:text-properties style:font-name="Arial" fo:font-weight="normal" officeooo:rsid="006374f1" officeooo:paragraph-rsid="006374f1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font-name="Arial" fo:font-size="12pt" officeooo:rsid="005db6e6" officeooo:paragraph-rsid="005e0126" style:font-size-asian="12pt" style:font-size-complex="12pt"/>
    </style:style>
    <style:style style:name="P108" style:family="paragraph" style:parent-style-name="Text_20_body">
      <style:paragraph-properties fo:text-align="justify" style:justify-single-word="false"/>
      <style:text-properties style:font-name="Arial" fo:font-size="12pt" officeooo:rsid="0068505d" officeooo:paragraph-rsid="0068505d" style:font-size-asian="12pt" style:font-size-complex="12pt"/>
    </style:style>
    <style:style style:name="P109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6ac1e6" style:font-size-asian="12pt" style:font-weight-asian="bold" style:font-size-complex="12pt" style:font-weight-complex="bold"/>
    </style:style>
    <style:style style:name="P110" style:family="paragraph" style:parent-style-name="Text_20_body" style:list-style-name="L3">
      <style:text-properties style:font-name="Arial"/>
    </style:style>
    <style:style style:name="P111" style:family="paragraph" style:parent-style-name="Text_20_body" style:list-style-name="L4">
      <style:text-properties style:font-name="Arial" officeooo:paragraph-rsid="00211a72"/>
    </style:style>
    <style:style style:name="P112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113" style:family="paragraph" style:parent-style-name="Text_20_body" style:list-style-name="L2">
      <style:paragraph-properties fo:text-align="justify" style:justify-single-word="false"/>
      <style:text-properties officeooo:paragraph-rsid="005f2456"/>
    </style:style>
    <style:style style:name="P114" style:family="paragraph" style:parent-style-name="Text_20_body" style:list-style-name="L2">
      <style:paragraph-properties fo:text-align="justify" style:justify-single-word="false"/>
      <style:text-properties officeooo:paragraph-rsid="0062004d"/>
    </style:style>
    <style:style style:name="P115" style:family="paragraph" style:parent-style-name="Text_20_body">
      <style:paragraph-properties fo:text-align="justify" style:justify-single-word="false"/>
      <style:text-properties style:font-name="Arial1" fo:font-size="10pt" officeooo:rsid="005f2456" officeooo:paragraph-rsid="005f2456" style:font-size-asian="10pt" style:font-size-complex="10pt"/>
    </style:style>
    <style:style style:name="P11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117" style:family="paragraph" style:parent-style-name="Text_20_body">
      <style:text-properties style:font-name="DejaVu Sans Mono" fo:font-size="10pt" officeooo:rsid="006a8d47" officeooo:paragraph-rsid="006a8d47" style:font-size-asian="10pt" style:font-size-complex="10pt"/>
    </style:style>
    <style:style style:name="P118" style:family="paragraph" style:parent-style-name="Text_20_body">
      <style:paragraph-properties fo:text-align="justify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style:font-name="DejaVu Sans Mono" fo:font-size="10pt" fo:font-weight="normal" officeooo:rsid="006ac1e6" officeooo:paragraph-rsid="006ac1e6" style:font-size-asian="10pt" style:font-weight-asian="normal" style:font-size-complex="10pt" style:font-weight-complex="normal"/>
    </style:style>
    <style:style style:name="P120" style:family="paragraph" style:parent-style-name="Text_20_body" style:list-style-name="L3"/>
    <style:style style:name="P121" style:family="paragraph" style:parent-style-name="Text_20_body" style:list-style-name="L4"/>
    <style:style style:name="P122" style:family="paragraph" style:parent-style-name="Text_20_body" style:list-style-name="L4">
      <style:text-properties officeooo:paragraph-rsid="00211a72"/>
    </style:style>
    <style:style style:name="P123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24" style:family="paragraph" style:parent-style-name="Heading_20_1">
      <style:paragraph-properties fo:break-before="page"/>
      <style:text-properties officeooo:paragraph-rsid="000dc445"/>
    </style:style>
    <style:style style:name="P125" style:family="paragraph" style:parent-style-name="Heading_20_1">
      <style:paragraph-properties fo:break-before="page"/>
      <style:text-properties officeooo:rsid="000c1e58" officeooo:paragraph-rsid="000c1e58"/>
    </style:style>
    <style:style style:name="P126" style:family="paragraph" style:parent-style-name="Heading_20_1">
      <style:paragraph-properties fo:break-before="page"/>
      <style:text-properties officeooo:paragraph-rsid="001adc3f"/>
    </style:style>
    <style:style style:name="P127" style:family="paragraph" style:parent-style-name="Heading_20_1">
      <style:paragraph-properties fo:break-before="page"/>
      <style:text-properties style:font-name="Arial"/>
    </style:style>
    <style:style style:name="P128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29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30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31" style:family="paragraph" style:parent-style-name="Heading_20_2">
      <style:paragraph-properties fo:text-align="justify" style:justify-single-word="false"/>
      <style:text-properties style:font-name="Arial1" officeooo:rsid="000c1e58" officeooo:paragraph-rsid="005f2456"/>
    </style:style>
    <style:style style:name="P132" style:family="paragraph" style:parent-style-name="Heading_20_2">
      <style:paragraph-properties fo:text-align="justify" style:justify-single-word="false"/>
      <style:text-properties style:font-name="Arial1"/>
    </style:style>
    <style:style style:name="P133" style:family="paragraph" style:parent-style-name="Heading_20_2" style:list-style-name="">
      <style:paragraph-properties fo:text-align="justify" style:justify-single-word="false"/>
      <style:text-properties style:font-name="Arial1" officeooo:rsid="000dc445" officeooo:paragraph-rsid="000dc445"/>
    </style:style>
    <style:style style:name="P134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35" style:family="paragraph" style:parent-style-name="Heading_20_2">
      <style:text-properties officeooo:rsid="002ada31" officeooo:paragraph-rsid="002f95c7"/>
    </style:style>
    <style:style style:name="P136" style:family="paragraph" style:parent-style-name="Heading_20_2">
      <style:paragraph-properties fo:text-align="justify" style:justify-single-word="false" fo:break-before="page"/>
      <style:text-properties style:font-name="Arial1" officeooo:paragraph-rsid="000dc445"/>
    </style:style>
    <style:style style:name="P137" style:family="paragraph" style:parent-style-name="Heading_20_2">
      <style:paragraph-properties fo:break-before="page"/>
      <style:text-properties officeooo:paragraph-rsid="000eb803"/>
    </style:style>
    <style:style style:name="P138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39" style:family="paragraph" style:parent-style-name="Heading_20_2">
      <style:paragraph-properties fo:break-before="page"/>
      <style:text-properties style:font-name="Arial" officeooo:paragraph-rsid="000f7f65"/>
    </style:style>
    <style:style style:name="P140" style:family="paragraph" style:parent-style-name="Heading_20_2">
      <style:paragraph-properties fo:break-before="page"/>
      <style:text-properties officeooo:paragraph-rsid="000f7f65"/>
    </style:style>
    <style:style style:name="P141" style:family="paragraph" style:parent-style-name="Heading_20_2">
      <style:paragraph-properties fo:break-before="page"/>
      <style:text-properties officeooo:paragraph-rsid="000c1e58"/>
    </style:style>
    <style:style style:name="P142" style:family="paragraph" style:parent-style-name="Heading_20_2">
      <style:paragraph-properties fo:break-before="page"/>
      <style:text-properties officeooo:rsid="002ada31" officeooo:paragraph-rsid="002ada31"/>
    </style:style>
    <style:style style:name="P143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style:font-name="Arial" officeooo:rsid="005f2456"/>
    </style:style>
    <style:style style:name="T5" style:family="text">
      <style:text-properties style:font-name="Arial" fo:font-weight="bold" officeooo:rsid="005f2456" style:font-weight-asian="bold" style:font-weight-complex="bold"/>
    </style:style>
    <style:style style:name="T6" style:family="text">
      <style:text-properties style:font-name="Arial" fo:font-weight="normal" officeooo:rsid="005f2456" style:font-weight-asian="normal" style:font-weight-complex="normal"/>
    </style:style>
    <style:style style:name="T7" style:family="text">
      <style:text-properties style:font-name="Arial" fo:font-weight="normal" officeooo:rsid="0062004d" style:font-weight-asian="normal" style:font-weight-complex="normal"/>
    </style:style>
    <style:style style:name="T8" style:family="text">
      <style:text-properties style:font-name="Arial" fo:font-weight="normal" officeooo:rsid="00654268" style:font-weight-asian="normal" style:font-weight-complex="normal"/>
    </style:style>
    <style:style style:name="T9" style:family="text">
      <style:text-properties style:font-name="Arial" fo:font-weight="normal" officeooo:rsid="00671dd0" style:font-weight-asian="normal" style:font-weight-complex="normal"/>
    </style:style>
    <style:style style:name="T10" style:family="text">
      <style:text-properties style:font-name="Arial" officeooo:rsid="00671dd0"/>
    </style:style>
    <style:style style:name="T11" style:family="text">
      <style:text-properties officeooo:rsid="000c1e58"/>
    </style:style>
    <style:style style:name="T12" style:family="text">
      <style:text-properties style:font-name="Arial1" fo:font-size="12pt" officeooo:rsid="000c1e58" style:font-size-asian="12pt" style:font-size-complex="12pt"/>
    </style:style>
    <style:style style:name="T13" style:family="text">
      <style:text-properties style:font-name="DejaVu Sans Mono" fo:font-size="10pt" officeooo:rsid="000c1e58" style:font-size-asian="10pt" style:font-size-complex="10pt"/>
    </style:style>
    <style:style style:name="T14" style:family="text">
      <style:text-properties style:font-name="DejaVu Sans Mono" fo:font-size="10pt" fo:font-weight="normal" officeooo:rsid="0062004d" style:font-size-asian="10pt" style:font-weight-asian="normal" style:font-size-complex="10pt" style:font-weight-complex="normal"/>
    </style:style>
    <style:style style:name="T15" style:family="text">
      <style:text-properties officeooo:rsid="000dc445"/>
    </style:style>
    <style:style style:name="T16" style:family="text">
      <style:text-properties officeooo:rsid="00182558"/>
    </style:style>
    <style:style style:name="T17" style:family="text">
      <style:text-properties officeooo:rsid="00197d74"/>
    </style:style>
    <style:style style:name="T18" style:family="text">
      <style:text-properties officeooo:rsid="00199b4a"/>
    </style:style>
    <style:style style:name="T19" style:family="text">
      <style:text-properties officeooo:rsid="001adc3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6ede9" style:font-weight-asian="bold" style:font-weight-complex="bold"/>
    </style:style>
    <style:style style:name="T22" style:family="text">
      <style:text-properties fo:font-weight="bold" officeooo:rsid="0028c04a" style:font-weight-asian="bold" style:font-weight-complex="bold"/>
    </style:style>
    <style:style style:name="T23" style:family="text">
      <style:text-properties fo:font-weight="bold" officeooo:rsid="00335cd6" style:font-weight-asian="bold" style:font-weight-complex="bold"/>
    </style:style>
    <style:style style:name="T24" style:family="text">
      <style:text-properties fo:font-weight="bold" officeooo:rsid="0034f4fa" style:font-weight-asian="bold" style:font-weight-complex="bold"/>
    </style:style>
    <style:style style:name="T25" style:family="text">
      <style:text-properties fo:font-weight="bold" officeooo:rsid="00372e13" style:font-weight-asian="bold" style:font-weight-complex="bold"/>
    </style:style>
    <style:style style:name="T26" style:family="text">
      <style:text-properties fo:font-weight="bold" officeooo:rsid="003ee516" style:font-weight-asian="bold" style:font-weight-complex="bold"/>
    </style:style>
    <style:style style:name="T27" style:family="text">
      <style:text-properties fo:font-weight="bold" officeooo:rsid="004b3c89" style:font-weight-asian="bold" style:font-weight-complex="bold"/>
    </style:style>
    <style:style style:name="T28" style:family="text">
      <style:text-properties fo:font-weight="bold" officeooo:rsid="004e5225" style:font-weight-asian="bold" style:font-weight-complex="bold"/>
    </style:style>
    <style:style style:name="T29" style:family="text">
      <style:text-properties fo:font-weight="bold" officeooo:rsid="00500ab4" style:font-weight-asian="bold" style:font-weight-complex="bold"/>
    </style:style>
    <style:style style:name="T30" style:family="text">
      <style:text-properties fo:font-weight="bold" officeooo:rsid="0046cf4f" style:font-weight-asian="bold" style:font-weight-complex="bold"/>
    </style:style>
    <style:style style:name="T31" style:family="text">
      <style:text-properties fo:font-weight="bold" officeooo:rsid="00259ac8" style:font-weight-asian="bold" style:font-weight-complex="bold"/>
    </style:style>
    <style:style style:name="T32" style:family="text">
      <style:text-properties fo:font-weight="bold" officeooo:rsid="0035e994" style:font-weight-asian="bold" style:font-weight-complex="bold"/>
    </style:style>
    <style:style style:name="T33" style:family="text">
      <style:text-properties fo:font-weight="bold" officeooo:rsid="00581657" style:font-weight-asian="bold" style:font-weight-complex="bold"/>
    </style:style>
    <style:style style:name="T34" style:family="text">
      <style:text-properties fo:font-weight="bold" officeooo:rsid="002ada31" style:font-weight-asian="bold" style:font-weight-complex="bold"/>
    </style:style>
    <style:style style:name="T35" style:family="text">
      <style:text-properties fo:font-weight="bold" officeooo:rsid="000c1e58" style:font-weight-asian="bold" style:font-weight-complex="bold"/>
    </style:style>
    <style:style style:name="T36" style:family="text">
      <style:text-properties fo:font-weight="bold" officeooo:rsid="001adc3f" style:font-weight-asian="bold" style:font-weight-complex="bold"/>
    </style:style>
    <style:style style:name="T37" style:family="text">
      <style:text-properties fo:font-weight="bold" officeooo:rsid="002f95c7" style:font-weight-asian="bold" style:font-weight-complex="bold"/>
    </style:style>
    <style:style style:name="T38" style:family="text">
      <style:text-properties fo:font-weight="bold" officeooo:rsid="003d6e0c" style:font-weight-asian="bold" style:font-weight-complex="bold"/>
    </style:style>
    <style:style style:name="T39" style:family="text">
      <style:text-properties fo:font-weight="bold" officeooo:rsid="00460aa2" style:font-weight-asian="bold" style:font-weight-complex="bold"/>
    </style:style>
    <style:style style:name="T40" style:family="text">
      <style:text-properties fo:font-weight="bold" officeooo:rsid="0037924d" style:font-weight-asian="bold" style:font-weight-complex="bold"/>
    </style:style>
    <style:style style:name="T41" style:family="text">
      <style:text-properties fo:font-weight="bold" officeooo:rsid="003ad7a5" style:font-weight-asian="bold" style:font-weight-complex="bold"/>
    </style:style>
    <style:style style:name="T42" style:family="text">
      <style:text-properties fo:font-weight="bold" officeooo:rsid="00597157" style:font-weight-asian="bold" style:font-weight-complex="bold"/>
    </style:style>
    <style:style style:name="T43" style:family="text">
      <style:text-properties fo:font-weight="bold" officeooo:rsid="005ac8d9" style:font-weight-asian="bold" style:font-weight-complex="bold"/>
    </style:style>
    <style:style style:name="T44" style:family="text">
      <style:text-properties fo:font-weight="bold" officeooo:rsid="005c3c41" style:font-weight-asian="bold" style:font-weight-complex="bold"/>
    </style:style>
    <style:style style:name="T45" style:family="text">
      <style:text-properties fo:font-weight="bold" officeooo:rsid="00678b28" style:font-weight-asian="bold" style:font-weight-complex="bold"/>
    </style:style>
    <style:style style:name="T46" style:family="text">
      <style:text-properties fo:font-weight="bold" officeooo:rsid="0068505d" style:font-weight-asian="bold" style:font-weight-complex="bold"/>
    </style:style>
    <style:style style:name="T47" style:family="text">
      <style:text-properties fo:font-weight="bold" officeooo:rsid="006ac1e6" style:font-weight-asian="bold" style:font-weight-complex="bold"/>
    </style:style>
    <style:style style:name="T48" style:family="text">
      <style:text-properties fo:font-weight="bold" officeooo:rsid="006bedd6" style:font-weight-asian="bold" style:font-weight-complex="bold"/>
    </style:style>
    <style:style style:name="T49" style:family="text">
      <style:text-properties officeooo:rsid="0026ede9"/>
    </style:style>
    <style:style style:name="T50" style:family="text">
      <style:text-properties officeooo:rsid="0028c04a"/>
    </style:style>
    <style:style style:name="T51" style:family="text">
      <style:text-properties officeooo:rsid="002dc889"/>
    </style:style>
    <style:style style:name="T52" style:family="text">
      <style:text-properties officeooo:rsid="00317594"/>
    </style:style>
    <style:style style:name="T53" style:family="text">
      <style:text-properties officeooo:rsid="00335cd6"/>
    </style:style>
    <style:style style:name="T54" style:family="text">
      <style:text-properties officeooo:rsid="0034f4fa"/>
    </style:style>
    <style:style style:name="T55" style:family="text">
      <style:text-properties officeooo:rsid="00372e13"/>
    </style:style>
    <style:style style:name="T56" style:family="text">
      <style:text-properties fo:font-weight="normal" officeooo:rsid="00372e13" style:font-weight-asian="normal" style:font-weight-complex="normal"/>
    </style:style>
    <style:style style:name="T57" style:family="text">
      <style:text-properties fo:font-weight="normal" officeooo:rsid="004b3c89" style:font-weight-asian="normal" style:font-weight-complex="normal"/>
    </style:style>
    <style:style style:name="T58" style:family="text">
      <style:text-properties fo:font-weight="normal" officeooo:rsid="006ac1e6" style:font-weight-asian="normal" style:font-weight-complex="normal"/>
    </style:style>
    <style:style style:name="T59" style:family="text">
      <style:text-properties officeooo:rsid="0037924d"/>
    </style:style>
    <style:style style:name="T60" style:family="text">
      <style:text-properties officeooo:rsid="003906cd"/>
    </style:style>
    <style:style style:name="T61" style:family="text">
      <style:text-properties officeooo:rsid="003a8218"/>
    </style:style>
    <style:style style:name="T62" style:family="text">
      <style:text-properties officeooo:rsid="003c1fdf"/>
    </style:style>
    <style:style style:name="T63" style:family="text">
      <style:text-properties officeooo:rsid="003ee516"/>
    </style:style>
    <style:style style:name="T64" style:family="text">
      <style:text-properties officeooo:rsid="00460aa2"/>
    </style:style>
    <style:style style:name="T65" style:family="text">
      <style:text-properties officeooo:rsid="004c8652"/>
    </style:style>
    <style:style style:name="T66" style:family="text">
      <style:text-properties officeooo:rsid="004e5225"/>
    </style:style>
    <style:style style:name="T67" style:family="text">
      <style:text-properties officeooo:rsid="00500ab4"/>
    </style:style>
    <style:style style:name="T68" style:family="text">
      <style:text-properties officeooo:rsid="005db6e6"/>
    </style:style>
    <style:style style:name="T69" style:family="text">
      <style:text-properties officeooo:rsid="005e0126"/>
    </style:style>
    <style:style style:name="T70" style:family="text">
      <style:text-properties officeooo:rsid="006ac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102">1Pré-requis à l'installation sous « Mandriva »<text:tab/>3</text:p>
          <text:p text:style-name="P103">1.1Création du user sur « Server »<text:tab/>3</text:p>
          <text:p text:style-name="P103">1.2Création du user sur « Client »<text:tab/>3</text:p>
          <text:p text:style-name="P103">1.3Installation du server MySQL<text:tab/>4</text:p>
          <text:p text:style-name="P103">1.4Installation du TTS Espeak<text:tab/>5</text:p>
          <text:p text:style-name="P103">1.5Installation de MbrOLA<text:tab/>6</text:p>
          <text:p text:style-name="P103">1.6Création de l'autorité de certification et du certificat server<text:tab/>7</text:p>
          <text:p text:style-name="P102">2Installation « from scratch »<text:tab/>8</text:p>
          <text:p text:style-name="P103">2.1Installation des paquetages<text:tab/>8</text:p>
          <text:p text:style-name="P103">2.2Compilation des sources<text:tab/>9</text:p>
          <text:p text:style-name="P102">3Installation « from RPMs »<text:tab/>10</text:p>
          <text:p text:style-name="P102">4Préparation d'un nouveau client<text:tab/>10</text:p>
          <text:p text:style-name="P102">5Lancement du logiciel serveur<text:tab/>12</text:p>
          <text:p text:style-name="P102">6Lancement du logiciel client<text:tab/>13</text:p>
          <text:p text:style-name="P102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24" text:outline-level="1">Pré-requis à l'installation sous « Mandriva »</text:h>
      <text:p text:style-name="P94"/>
      <text:p text:style-name="P14">Ce chapitre décrit le processus à suivre pour installer, préparer et configurer les logiciels détaillés ci dessus <text:span text:style-name="T15">selon deux méthodes :</text:span></text:p>
      <text:list xml:id="list424660126" text:style-name="L1">
        <text:list-item>
          <text:p text:style-name="P104">From Scratch : Compilation des sources</text:p>
        </text:list-item>
        <text:list-item>
          <text:p text:style-name="P112"><text:span text:style-name="T2">From RPMs : Installation directement packagée</text:span><text:span text:style-name="T1">.</text:span></text:p>
        </text:list-item>
      </text:list>
      <text:p text:style-name="P92"/>
      <text:p text:style-name="P93">Nous considérons qu'une machine « Server » est installée avec la dernière version disponible de « Mandriva », et correctement configurée, notamment concernant les déclarations des dépots RPM.</text:p>
      <text:h text:style-name="P131" text:outline-level="2">Conventions</text:h>
      <text:list xml:id="list723170664" text:style-name="L2">
        <text:list-header>
          <text:p text:style-name="P105"/>
        </text:list-header>
        <text:list-item>
          <text:p text:style-name="P113"><text:span text:style-name="T4">Les caractères </text:span><text:span text:style-name="T10">de style </text:span><text:span text:style-name="T4">« </text:span><text:span text:style-name="T5">gras »</text:span><text:span text:style-name="T6"> sont les commandes/informations que l'administrateur doit entrer au clavier. </text:span><text:span text:style-name="T8">Les commandes sont à passer telles que décrites dans ce document. Les informations sont à adapter aux besoins et désirs de l'administrateur.</text:span></text:p>
        </text:list-item>
        <text:list-item>
          <text:p text:style-name="P114"><text:span text:style-name="T7">Les caractères </text:span><text:span text:style-name="T9">de style</text:span><text:span text:style-name="T7"> « </text:span><text:span text:style-name="T14">root@Server » </text:span><text:span text:style-name="T7">sont les réponses ou attente des machines ou postes de travail.</text:span></text:p>
        </text:list-item>
        <text:list-item>
          <text:p text:style-name="P106">Les mots de passe utilisés en clair dans ce document sont à remplacer par des mots de passe robustes choisis par l'administrateur.</text:p>
        </text:list-item>
      </text:list>
      <text:p text:style-name="P115"/>
      <text:h text:style-name="P133" text:outline-level="2"/>
      <text:h text:style-name="P136" text:outline-level="2"><text:span text:style-name="T15">Création d</text:span><text:span text:style-name="T16">u</text:span><text:span text:style-name="T15"> user </text:span><text:span text:style-name="T16">sur « Server »</text:span></text:h>
      <text:p text:style-name="P14"/>
      <text:p text:style-name="P14">Sur la machine « Server », lance<text:span text:style-name="T15">z</text:span> en tant que « root », les commandes suivantes:</text:p>
      <text:p text:style-name="P14"/>
      <text:p text:style-name="P88">[root@Server ~]# useradd -m -r -d /var/WatchdogHome watchdog </text:p>
      <text:p text:style-name="P36">[root@Server ~]# <text:span text:style-name="T20">passwd watchdog</text:span> </text:p>
      <text:p text:style-name="P64"/>
      <text:p text:style-name="P17"><text:span text:style-name="T68">Entre</text:span><text:span text:style-name="T69">z</text:span><text:span text:style-name="T68"> alors le nouveau mot de passe de connexion de l'utilisateur « watchdog ».</text:span></text:p>
      <text:h text:style-name="P134" text:outline-level="2"><text:span text:style-name="T15">Création d</text:span><text:span text:style-name="T16">u</text:span><text:span text:style-name="T15"> user </text:span><text:span text:style-name="T16">sur « Client »</text:span></text:h>
      <text:p text:style-name="P17"/>
      <text:p text:style-name="P17">L'installation <text:span text:style-name="T16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17"/>
      <text:p text:style-name="P45">[root@Client root]# <text:span text:style-name="T20">useradd watchdoguser</text:span> </text:p>
      <text:p text:style-name="P58">[root@Client root]# <text:span text:style-name="T20">passwd watchdoguser</text:span> </text:p>
      <text:p text:style-name="P107"/>
      <text:p text:style-name="P27"><text:span text:style-name="T68">Entre</text:span><text:span text:style-name="T69">z</text:span><text:span text:style-name="T68"> alors le nouveau mot de passe de connexion de l'utilisateur « watchdog</text:span><text:span text:style-name="T69">user</text:span><text:span text:style-name="T68"> ».</text:span></text:p>
      <text:h text:style-name="P137" text:outline-level="2">Installation du server MySQL</text:h>
      <text:p text:style-name="P87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87"/>
      <text:p text:style-name="P43">[root@Server ~]# <text:span text:style-name="T20">urpmi </text:span><text:span text:style-name="T30">mysql</text:span> </text:p>
      <text:p text:style-name="P46">[root@Server ~]# <text:span text:style-name="T20">/</text:span><text:span text:style-name="T30">etc/init.d/</text:span><text:span text:style-name="T31">mysqld start</text:span></text:p>
      <text:p text:style-name="P77">[root@Server ~]# <text:span text:style-name="T20">/usr/bin/mysql_secure_installation</text:span> </text:p>
      <text:p text:style-name="P43">...</text:p>
      <text:p text:style-name="P78">Enter current password for root (enter for none): <text:span text:style-name="T28">(enter)</text:span></text:p>
      <text:p text:style-name="P78">... </text:p>
      <text:p text:style-name="P78">Set root password? [Y/n] <text:span text:style-name="T20">Y</text:span></text:p>
      <text:p text:style-name="P66"><text:span text:style-name="T57">New password: </text:span><text:span text:style-name="T27">changeit</text:span></text:p>
      <text:p text:style-name="P79"><text:span text:style-name="T66">Re-enter new password </text:span><text:span text:style-name="T65">: </text:span><text:span text:style-name="T28">changeit</text:span></text:p>
      <text:p text:style-name="P79">...</text:p>
      <text:p text:style-name="P47"><text:span text:style-name="T49">Remove anonymous users? [Y/n] </text:span><text:span text:style-name="T21">Y</text:span></text:p>
      <text:p text:style-name="P67">...</text:p>
      <text:p text:style-name="P48"><text:span text:style-name="T50">Disallow root login remotely? [Y/n] </text:span><text:span text:style-name="T22">Y</text:span></text:p>
      <text:p text:style-name="P68">...</text:p>
      <text:p text:style-name="P48"><text:span text:style-name="T50">Remove test database and access to it? [Y/n] </text:span><text:span text:style-name="T22">Y</text:span></text:p>
      <text:p text:style-name="P68">...</text:p>
      <text:p text:style-name="P48"><text:span text:style-name="T50">Reload privilege tables now? [Y/n] </text:span><text:span text:style-name="T22">Y</text:span></text:p>
      <text:p text:style-name="P68">...</text:p>
      <text:p text:style-name="P76">[root@Server ~]# /usr/bin/mysqladmin -u root -p create WatchdogDB</text:p>
      <text:p text:style-name="P80"><text:span text:style-name="T67">Enter password: </text:span><text:span text:style-name="T29">changeit</text:span></text:p>
      <text:p text:style-name="P76">[root@Server ~]# mysql -u root -p WatchdogDB </text:p>
      <text:p text:style-name="P80"><text:span text:style-name="T67">Enter password: </text:span><text:span text:style-name="T29">changeit</text:span></text:p>
      <text:p text:style-name="P80">Welcome to the MySQL monitor. <text:s/>Commands end with ; or \g.</text:p>
      <text:p text:style-name="P43">mysql&gt; <text:span text:style-name="T20">CREATE USER 'watchdog' IDENTIFIED BY 'seb';</text:span></text:p>
      <text:p text:style-name="P43"><text:soft-page-break/>Query OK, 0 rows affected (0.00 sec) </text:p>
      <text:p text:style-name="P43">mysql&gt; <text:span text:style-name="T20">GRANT </text:span><text:span text:style-name="T42">CREATE, </text:span><text:span text:style-name="T20">SELECT, INSERT, UPDATE, DELETE, EVENT ON WatchdogDB.* TO 'watchdog';</text:span></text:p>
      <text:p text:style-name="P59">mysql&gt; <text:span text:style-name="T20">exit</text:span> </text:p>
      <text:p text:style-name="P59"/>
      <text:h text:style-name="P138" text:outline-level="2"><text:span text:style-name="T11">Installation du </text:span><text:span text:style-name="T17">TTS Espeak</text:span></text:h>
      <text:p text:style-name="P18"/>
      <text:p text:style-name="P18">Sur la machine « Server », lancez en tant que « root », les commandes suivantes:</text:p>
      <text:p text:style-name="P38"/>
      <text:p text:style-name="P60">[root@Server ~]# <text:span text:style-name="T20">urpmi espeak</text:span> </text:p>
      <text:p text:style-name="P60"/>
      <text:p text:style-name="P23"><text:span text:style-name="T62">Répetez l'opérations sur la</text:span> machine « <text:span text:style-name="T62">Cliente</text:span> ».</text:p>
      <text:p text:style-name="P61"/>
      <text:h text:style-name="P139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18">r</text:span>ez vous <text:span text:style-name="T18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7">[watchdog@Server ~]<text:span text:style-name="T52">$</text:span> <text:span text:style-name="T20">chmod -R 755 fr*</text:span></text:p>
      <text:p text:style-name="P37"/>
      <text:p text:style-name="P16">Copiez, sur la machine « Server », en tant que « root », le fichier binaire MBROLA-i386 dans le répertoire « /usr/local/bin », et adaptez les droits en conséquence</text:p>
      <text:p text:style-name="P44">[root@Server /usr/local/bin]# <text:span text:style-name="T20">chmod 755 mbrola-linux-i386</text:span> </text:p>
      <text:p text:style-name="P44"/>
      <text:p text:style-name="P30">Répetez l'opération sur la machine « Client », en utilisant le répertoire ~/.watchdog pour stocker les fichiers « frx »</text:p>
      <text:p text:style-name="P44"/>
      <text:h text:style-name="P140" text:outline-level="2">Création de l'autorité de certification et du certificat server</text:h>
      <text:p text:style-name="P95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7"/>
      <text:p text:style-name="P8">[watchdog@Server ~]$ <text:span text:style-name="T20">openssl req -newkey rsa:2048 -nodes -x509 -days 3650 -keyout cakey.pem -out cacert.pem</text:span> </text:p>
      <text:p text:style-name="P69">...</text:p>
      <text:p text:style-name="P51"><text:span text:style-name="T53">Country Name (2 letter code) [XX]:</text:span><text:span text:style-name="T23">FR </text:span></text:p>
      <text:p text:style-name="P51"><text:span text:style-name="T53">State or Province Name (full name) [Default Province]:</text:span><text:span text:style-name="T23">IDF</text:span><text:span text:style-name="T53"> </text:span></text:p>
      <text:p text:style-name="P51"><text:span text:style-name="T53">Locality Name (eg, city) [Default City]:</text:span><text:span text:style-name="T23">CROSNE</text:span><text:span text:style-name="T53"> </text:span></text:p>
      <text:p text:style-name="P51"><text:span text:style-name="T53">Organization Name (eg, company) [Default Company Ltd]:</text:span><text:span text:style-name="T23">WatchdogTest</text:span><text:span text:style-name="T53"> </text:span></text:p>
      <text:p text:style-name="P69">Organizational Unit Name (eg, section) []: </text:p>
      <text:p text:style-name="P51"><text:span text:style-name="T53">Common Name (eg, your name or your server's hostname) []:</text:span><text:span text:style-name="T23">WatchdogTest CA</text:span><text:span text:style-name="T53"> </text:span></text:p>
      <text:p text:style-name="P69">Email Address []: </text:p>
      <text:p text:style-name="P69"/>
      <text:p text:style-name="P44">[watchdog@Server ~]$ <text:span text:style-name="T20">openssl req -newkey rsa:2048 -nodes -days 3650 -keyout serveurkey.pem -out serveurcert.req</text:span> </text:p>
      <text:p text:style-name="P70">...</text:p>
      <text:p text:style-name="P52"><text:span text:style-name="T54">Country Name (2 letter code) [XX]:</text:span><text:span text:style-name="T24">FR</text:span><text:span text:style-name="T54"> </text:span></text:p>
      <text:p text:style-name="P52"><text:span text:style-name="T54">State or Province Name (full name) [Default Province]:</text:span><text:span text:style-name="T24">CROSNE</text:span><text:span text:style-name="T54"> </text:span></text:p>
      <text:p text:style-name="P52"><text:span text:style-name="T54">Locality Name (eg, city) [Default City]:</text:span><text:span text:style-name="T24">CROSNE</text:span><text:span text:style-name="T54"> </text:span></text:p>
      <text:p text:style-name="P52"><text:span text:style-name="T54">Organization Name (eg, company) [Default Company Ltd]:</text:span><text:span text:style-name="T24">WatchdogTest</text:span><text:span text:style-name="T54"> </text:span></text:p>
      <text:p text:style-name="P70">Organizational Unit Name (eg, section) []: </text:p>
      <text:p text:style-name="P52"><text:span text:style-name="T54">Common Name (eg, your name or your server's hostname) []:C</text:span><text:span text:style-name="T24">ertificat test serveur Watchdog </text:span></text:p>
      <text:p text:style-name="P70">Email Address []: </text:p>
      <text:p text:style-name="P70"/>
      <text:p text:style-name="P70">Please enter the following 'extra' attributes </text:p>
      <text:p text:style-name="P70">to be sent with your certificate request </text:p>
      <text:p text:style-name="P70">A challenge password []: </text:p>
      <text:p text:style-name="P70"><text:soft-page-break/>An optional company name []: </text:p>
      <text:p text:style-name="P70"/>
      <text:p text:style-name="P44">[watchdog@Server ~]$ <text:span text:style-name="T20">mkdir newcerts</text:span> </text:p>
      <text:p text:style-name="P44">[watchdog@Server ~]$ <text:span text:style-name="T20">touch index.txt</text:span> </text:p>
      <text:p text:style-name="P44">[watchdog@Server ~]$ <text:span text:style-name="T20">echo "01" &gt; serial</text:span> </text:p>
      <text:p text:style-name="P44">[watchdog@Server ~]$ <text:span text:style-name="T20">openssl ca -config /</text:span><text:span text:style-name="T32">usr/share/Watchdog/</text:span><text:span text:style-name="T20">openssl.cnf -in serveurcert.req -out serveursigne.pem</text:span></text:p>
      <text:p text:style-name="P44">...</text:p>
      <text:p text:style-name="P71">Certificate is to be certified until Feb <text:s/>8 16:31:43 2021 GMT (3650 days) </text:p>
      <text:p text:style-name="P53"><text:span text:style-name="T55">Sign the certificate? [y/n]: </text:span><text:span text:style-name="T25">Y</text:span></text:p>
      <text:p text:style-name="P83"/>
      <text:p text:style-name="P53"><text:span text:style-name="T56">1 out of 1 certificate requests certified, commit? [y/n] </text:span><text:span text:style-name="T25">Y </text:span></text:p>
      <text:p text:style-name="P85">Write out database with 1 new entries </text:p>
      <text:p text:style-name="P85">Data Base Updated </text:p>
      <text:p text:style-name="P85">[watchdog@Server ~]$ </text:p>
      <text:h text:style-name="P143" text:outline-level="1"/>
      <text:h text:style-name="P125" text:outline-level="1">Installation « from scratch »</text:h>
      <text:h text:style-name="P132" text:outline-level="2">Installation des paquetages</text:h>
      <text:p text:style-name="P12"/>
      <text:p text:style-name="P12">Sur la machine « Server », lancez en tant que « root », les commandes suivantes:</text:p>
      <text:p text:style-name="P34"/>
      <text:p text:style-name="P34">[root@Server ~]# <text:span text:style-name="T20">urpmi autoconf automake make libtool</text:span> </text:p>
      <text:p text:style-name="P34">[root@Server ~]# <text:span text:style-name="T20">urpmi bison flex</text:span> </text:p>
      <text:p text:style-name="P34"/>
      <text:p text:style-name="P34">[root@Server ~]# <text:span text:style-name="T20">urpmi gcc gcc-c++</text:span> </text:p>
      <text:p text:style-name="P34">[root@Server ~]# <text:span text:style-name="T20">urpmi glib2-devel libgnomeui2-devel</text:span></text:p>
      <text:p text:style-name="P34">[root@Server ~]# <text:span text:style-name="T20">urpmi gtksourceview-devel</text:span> </text:p>
      <text:p text:style-name="P34">[root@Server ~]# <text:span text:style-name="T20">urpmi goocanvas-devel</text:span></text:p>
      <text:p text:style-name="P34">[root@Server ~]# <text:span text:style-name="T20">urpmi nut-devel mysql-devel</text:span> </text:p>
      <text:p text:style-name="P34">[root@Server ~]# <text:span text:style-name="T20">urpmi gnokii-devel </text:span><text:span text:style-name="T48">libreadline-devel</text:span></text:p>
      <text:p text:style-name="P34">[root@Server ~]# <text:span text:style-name="T20">urpmi gtkdatabox-devel ungif4-devel</text:span></text:p>
      <text:p text:style-name="P34">[root@Server ~]# <text:span text:style-name="T20">urpmi lib</text:span><text:span text:style-name="T43">lirc</text:span><text:span text:style-name="T20">-devel</text:span> <text:span text:style-name="T20">libcurl-devel </text:span><text:span text:style-name="T44">libgif-devel</text:span></text:p>
      <text:p text:style-name="P34"/>
      <text:h text:style-name="P141" text:outline-level="2">Compilation des sources</text:h>
      <text:p text:style-name="P89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35">[watchdog@Server ~]$ <text:span text:style-name="T20">svn co svn://seblef.dyndns.org/branches-2.x/ SRC</text:span></text:p>
      <text:p text:style-name="P6">[watchdog@Server ~]$ <text:span text:style-name="T20">cd SRC</text:span></text:p>
      <text:p text:style-name="P7">[watchdog@Server ~]$ a<text:span text:style-name="T20">clocal; libtoolize; autoheader; autoconf; automake --add-missing</text:span> </text:p>
      <text:p text:style-name="P42">[watchdog@Server ~]$ <text:span text:style-name="T20">./configure</text:span> </text:p>
      <text:p text:style-name="P42">[watchdog@Server ~]$ <text:span text:style-name="T20">su</text:span> </text:p>
      <text:p text:style-name="P81">Password: <text:span text:style-name="T45">(entrez le mot de passe root)</text:span></text:p>
      <text:p text:style-name="P42">[root@Server WatchdogHome]# <text:span text:style-name="T20">make install</text:span> </text:p>
      <text:p text:style-name="P35">[root@Server WatchdogHome]# <text:span text:style-name="T20">exit</text:span> </text:p>
      <text:p text:style-name="P6"/>
      <text:p text:style-name="P9"><text:span text:style-name="T13">Répétez la procédure sur la machine « Client »</text:span><text:span text:style-name="T12">.</text:span></text:p>
      <text:p text:style-name="P9"/>
      <text:h text:style-name="P142" text:outline-level="2">Définition du schéma de base de données</text:h>
      <text:p text:style-name="P90"/>
      <text:p text:style-name="P20">Sur la machine « Server », lance<text:span text:style-name="T51">z</text:span> en tant que « root », les commandes suivantes:</text:p>
      <text:p text:style-name="P90"/>
      <text:p text:style-name="P49">[root@Server ~]# <text:span text:style-name="T20">mysql -u root -p WatchdogDB</text:span> </text:p>
      <text:p text:style-name="P49">Enter password: <text:span text:style-name="T33">changeit</text:span></text:p>
      <text:p text:style-name="P49">Welcome to the MySQL monitor. <text:s/>Commands end with ; or \g.</text:p>
      <text:p text:style-name="P49">mysql&gt; <text:span text:style-name="T20">source </text:span><text:span text:style-name="T20">init_db.sql</text:span> </text:p>
      <text:p text:style-name="P62">mysql&gt; <text:span text:style-name="T20">exit</text:span> </text:p>
      <text:h text:style-name="P126" text:outline-level="1"><text:span text:style-name="T11">Installation « from </text:span><text:span text:style-name="T19">RPMs</text:span><text:span text:style-name="T11"> »</text:span></text:h>
      <text:p text:style-name="P101"/>
      <text:p text:style-name="P19">Télécharger les <text:span text:style-name="T19">RPMs </text:span>du logiciel <text:span text:style-name="T19">« common » et « server »</text:span>, <text:span text:style-name="T19">et s</text:span>ur la machine « Server », lancez en tant que « root », les commandes suivantes:</text:p>
      <text:p text:style-name="P39"/>
      <text:p text:style-name="P39"><text:span text:style-name="T11">[root@Server ~]# </text:span><text:span text:style-name="T35">urpmi </text:span><text:span text:style-name="T36">Watchdog-common-2.6.xx-1.i586.rpm</text:span></text:p>
      <text:p text:style-name="P39"><text:span text:style-name="T11">[root@Server ~]# </text:span><text:span text:style-name="T35">urpmi </text:span><text:span text:style-name="T36">Watchdog-server-2.6.xx-1.i586.rpm</text:span></text:p>
      <text:p text:style-name="P63"/>
      <text:p text:style-name="P29">Remplacer le « x » par le numéro de version en cours.</text:p>
      <text:p text:style-name="P108">Au besoin, complétez par les commandes suivantes :</text:p>
      <text:p text:style-name="P40"><text:span text:style-name="T11">[root@Server ~]# </text:span><text:span text:style-name="T35">urpmi </text:span><text:span text:style-name="T36">Watchdog-s</text:span><text:span text:style-name="T46">erver-tellstick</text:span><text:span text:style-name="T36">-2.6.xx-1.i586.rpm</text:span></text:p>
      <text:p text:style-name="P40"><text:span text:style-name="T11">[root@Server ~]# </text:span><text:span text:style-name="T35">urpmi </text:span><text:span text:style-name="T36">Watchdog-server-</text:span><text:span text:style-name="T46">lirc-</text:span><text:span text:style-name="T36">2.6.xx-1.i586.rpm</text:span></text:p>
      <text:p text:style-name="P65"/>
      <text:p text:style-name="P19">Télécharger les <text:span text:style-name="T19">RPMs </text:span>du logiciel « <text:span text:style-name="T19">client »</text:span>, <text:span text:style-name="T19">et s</text:span>ur la machine « <text:span text:style-name="T19">Client</text:span> », lancez en tant que « root », les commandes suivantes:</text:p>
      <text:p text:style-name="P39"/>
      <text:p text:style-name="P39"><text:span text:style-name="T11">[root@</text:span><text:span text:style-name="T19">Client</text:span><text:span text:style-name="T11"> ~]# </text:span><text:span text:style-name="T35">urpmi </text:span><text:span text:style-name="T36">Watchdog-common-2.6.xx-1.i586.rpm</text:span></text:p>
      <text:p text:style-name="P39"><text:span text:style-name="T11">[root@</text:span><text:span text:style-name="T19">Client</text:span><text:span text:style-name="T11"> ~]# </text:span><text:span text:style-name="T35">urpmi </text:span><text:span text:style-name="T36">Watchdog-client-2.6.xx-1.i586.rpm</text:span></text:p>
      <text:h text:style-name="P135" text:outline-level="2">Définition du schéma de base de données</text:h>
      <text:p text:style-name="P91"/>
      <text:p text:style-name="P21">Sur la machine « Server », lance<text:span text:style-name="T51">z</text:span> en tant que « root », les commandes suivantes:</text:p>
      <text:p text:style-name="P91"/>
      <text:p text:style-name="P50">[root@Server ~]# <text:span text:style-name="T20">mysql -u root -p WatchdogDB </text:span></text:p>
      <text:p text:style-name="P82">Enter password: <text:span text:style-name="T33">changeit</text:span></text:p>
      <text:p text:style-name="P50">Welcome to the MySQL monitor. <text:s/>Commands end with ; or \g.</text:p>
      <text:p text:style-name="P50">mysql&gt; <text:span text:style-name="T20">source /</text:span><text:span text:style-name="T37">usr/share/</text:span><text:span text:style-name="T34">Watchdog/</text:span><text:span text:style-name="T20">init_db.sql </text:span></text:p>
      <text:h text:style-name="P116" text:outline-level="1">mysql&gt; <text:span text:style-name="T20">exit </text:span></text:h>
      <text:h text:style-name="P126" text:outline-level="1">Préparation d'un nouveau client</text:h>
      <text:p text:style-name="P34"/>
      <text:p text:style-name="P12">Sur la machine « Client », lancez en tant que « watchdoguser », les commandes suivantes :</text:p>
      <text:p text:style-name="P34"/>
      <text:p text:style-name="P33">[watchdoguser@Client ~]$ <text:span text:style-name="T20">mkdir .watchdog; cd .watchdog </text:span></text:p>
      <text:p text:style-name="P33">[watchdoguser@Client .watchdog]$ <text:span text:style-name="T20">openssl req -newkey rsa:2048 -nodes -days 3650 -keyout clientkey.pem -out clientcert.req </text:span></text:p>
      <text:p text:style-name="P33"/>
      <text:p text:style-name="P12">Déplacer le fichier « clientcert.req » sur la machine « Server », dans le répertoire home de l'utilisateur « watchdog ».</text:p>
      <text:p text:style-name="P12"/>
      <text:p text:style-name="P72">[watchdoguser@Client .watchdog]$ <text:span text:style-name="T20">scp clientcert.req watchdog@Server: </text:span></text:p>
      <text:p text:style-name="P72">watchdog@Server's password: </text:p>
      <text:p text:style-name="P72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33"/>
      <text:p text:style-name="P33">[watchdog@Server ~]$ <text:span text:style-name="T20">openssl ca -config /</text:span><text:span text:style-name="T38">usr/share/Watchdog/</text:span><text:span text:style-name="T20">openssl.cnf -in clientcert.req -out clientsigne.pem </text:span></text:p>
      <text:p text:style-name="P33"/>
      <text:p text:style-name="P73">Certificate is to be certified until Feb <text:s/>8 17:53:01 2021 GMT (3650 days) </text:p>
      <text:p text:style-name="P33"><text:span text:style-name="T63">Sign the certificate? [y/n]:</text:span><text:span text:style-name="T26">Y</text:span><text:span text:style-name="T63"> </text:span></text:p>
      <text:p text:style-name="P73"/>
      <text:p text:style-name="P33"><text:span text:style-name="T63">1 out of 1 certificate requests certified, commit? [y/n]</text:span><text:span text:style-name="T26">Y</text:span><text:span text:style-name="T63"> </text:span></text:p>
      <text:p text:style-name="P73">Write out database with 1 new entries </text:p>
      <text:p text:style-name="P73">Data Base Updated </text:p>
      <text:p text:style-name="P98"/>
      <text:p text:style-name="P99">Déplacer le fichier « clientsigne.pem » sur la machine « Client », dans le répertoire « .watchdog » de l'utilisateur « watchdoguser ».</text:p>
      <text:p text:style-name="P99"/>
      <text:p text:style-name="P74">[watchdog@localhost ~]$ <text:span text:style-name="T20">scp clientsigne.pem watchdoguser@Client:.watchdog/ </text:span></text:p>
      <text:p text:style-name="P74"><text:soft-page-break/>watchdoguser@Client's password: </text:p>
      <text:p text:style-name="P74">clientsigne.pem <text:s text:c="30"/>100% 4427 <text:s text:c="4"/>4.3KB/s <text:s text:c="2"/>00:00 <text:s text:c="3"/></text:p>
      <text:p text:style-name="P96"/>
      <text:p text:style-name="P100"><text:span text:style-name="T64">Faites de même avec le certificat de l'autorité de certification</text:span>.</text:p>
      <text:p text:style-name="P100"/>
      <text:p text:style-name="P57"><text:span text:style-name="T63">[watchdog@localhost ~]$ </text:span><text:span text:style-name="T26">scp c</text:span><text:span text:style-name="T39">acert</text:span><text:span text:style-name="T26">.pem watchdoguser@Client:.watchdog/ </text:span></text:p>
      <text:p text:style-name="P84">watchdoguser@Client's password: </text:p>
      <text:p text:style-name="P57"><text:span text:style-name="T64">cacert</text:span><text:span text:style-name="T63">.pem <text:s text:c="30"/>100% 4427 <text:s text:c="4"/>4.3KB/s <text:s text:c="2"/>00:00 <text:s text:c="3"/></text:span></text:p>
      <text:p text:style-name="P97"/>
      <text:h text:style-name="P128" text:outline-level="1">Configuration du logicier « Server »</text:h>
      <text:p text:style-name="P31"/>
      <text:p text:style-name="P22">Sur la machine « Server », <text:span text:style-name="T59">editez</text:span> en tant que « root » <text:span text:style-name="T59">le fichier de configuration « /etc/watchdogd.conf » en y précisant vos paramètres personnels :</text:span></text:p>
      <text:p text:style-name="P25"/>
      <text:p text:style-name="P54">[root@Server ~]# <text:span text:style-name="T40">vi /etc/watchdogd.conf</text:span></text:p>
      <text:p text:style-name="P75"/>
      <text:p text:style-name="P75"/>
      <text:p text:style-name="P56">[DEBUG] </text:p>
      <text:p text:style-name="P117">debug_SIGNAUX = true </text:p>
      <text:p text:style-name="P117">debug_DB = true </text:p>
      <text:p text:style-name="P117">debug_CONFIG = true </text:p>
      <text:p text:style-name="P117">debug_USER = true </text:p>
      <text:p text:style-name="P117">debug_CRYPTO = true </text:p>
      <text:p text:style-name="P117">debug_INFO = true </text:p>
      <text:p text:style-name="P117">debug_SERVEUR = true </text:p>
      <text:p text:style-name="P117">debug_CDG = true </text:p>
      <text:p text:style-name="P117">debug_NETWORK = true </text:p>
      <text:p text:style-name="P117">debug_ARCHIVE = true </text:p>
      <text:p text:style-name="P117">debug_CONNEXION = true </text:p>
      <text:p text:style-name="P117">debug_DLS = true </text:p>
      <text:p text:style-name="P117">debug_MODBUS = true </text:p>
      <text:p text:style-name="P117">debug_ADMIN = true </text:p>
      <text:p text:style-name="P117">debug_RS485 = true </text:p>
      <text:p text:style-name="P117">debug_ONDULEUR = true </text:p>
      <text:p text:style-name="P117">debug_SMS = true </text:p>
      <text:p text:style-name="P117">debug_AUDIO = true </text:p>
      <text:p text:style-name="P117">debug_CAMERA = true </text:p>
      <text:p text:style-name="P117">debug_COURBE = true </text:p>
      <text:p text:style-name="P117">debug_TELLSTICK = true </text:p>
      <text:p text:style-name="P117">debug_LIRC = true </text:p>
      <text:p text:style-name="P117">debug_ASTERISK = true</text:p>
      <text:p text:style-name="P56"><text:soft-page-break/></text:p>
      <text:p text:style-name="P56">[GLOBAL] </text:p>
      <text:p text:style-name="P55"><text:span text:style-name="T60">home <text:s text:c="7"/>= /</text:span><text:span text:style-name="T61">var/WatchdogHome</text:span><text:span text:style-name="T60"> </text:span></text:p>
      <text:p text:style-name="P56">db_host <text:s text:c="4"/>= localhost </text:p>
      <text:p text:style-name="P56">db_port <text:s text:c="4"/>= 3306 </text:p>
      <text:p text:style-name="P56">db_database = WatchdogDB </text:p>
      <text:p text:style-name="P55"><text:span text:style-name="T60">db_password = </text:span><text:span text:style-name="T61">changeit</text:span><text:span text:style-name="T60"> </text:span></text:p>
      <text:p text:style-name="P56">db_username = Watchdog </text:p>
      <text:p text:style-name="P56"/>
      <text:p text:style-name="P56">[SERVER] </text:p>
      <text:p text:style-name="P56">taille_clef_dh = 64 </text:p>
      <text:p text:style-name="P56">min_serveur = 1 </text:p>
      <text:p text:style-name="P56">max_serveur = 2 </text:p>
      <text:p text:style-name="P56">max_inactivite = 86400 </text:p>
      <text:p text:style-name="P56"/>
      <text:p text:style-name="P56">[RS485] </text:p>
      <text:p text:style-name="P56">port_rs485 = /dev/watchdog_RS485 </text:p>
      <text:p text:style-name="P56"/>
      <text:p text:style-name="P56">[SMS] </text:p>
      <text:p text:style-name="P56">smsbox_user = smboxuser </text:p>
      <text:p text:style-name="P56">smsbox_passwd = smsboxpasswd </text:p>
      <text:p text:style-name="P56">sms_telephone = 0123456789 </text:p>
      <text:p text:style-name="P117">min_m = 9000 </text:p>
      <text:p text:style-name="P117">max_m = 9099 </text:p>
      <text:p text:style-name="P117"/>
      <text:p text:style-name="P117">[TELLSTICK] </text:p>
      <text:p text:style-name="P117">min_a = 1 </text:p>
      <text:p text:style-name="P117">max_a = 10 </text:p>
      <text:p text:style-name="P117"/>
      <text:p text:style-name="P117">[ASTERISK] </text:p>
      <text:p text:style-name="P117">min_m = 9100 </text:p>
      <text:p text:style-name="P117">max_m = 9199</text:p>
      <text:p text:style-name="P117"/>
      <text:p text:style-name="P32"><text:soft-page-break/>Remplacez les arguments par défaut par vos propres paramètres</text:p>
      <text:h text:style-name="P123" text:outline-level="1"/>
      <text:h text:style-name="P130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<text:span text:style-name="T20">Watchdogd </text:span><text:span text:style-name="T41">--</text:span><text:span text:style-name="T20">initrsa </text:span>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34">[watchdog@Server ~]$ <text:span text:style-name="T20">Watchdogd </text:span></text:p>
      <text:p text:style-name="P118"/>
      <text:p text:style-name="P28"><text:span text:style-name="T70">Puis configurer un mot de passe administrateur Watchdog</text:span> :</text:p>
      <text:p text:style-name="P109"/>
      <text:p text:style-name="P41"><text:span text:style-name="T58">[watchdog@Server ~]$</text:span><text:span text:style-name="T47"> WatchdogdAdmin</text:span></text:p>
      <text:p text:style-name="P119"><text:s text:c="3"/>-- <text:s/>WatchdogdAdmin <text:s/>v2.6.1163 </text:p>
      <text:p text:style-name="P119"><text:s/>Watchdogd 2.6.xx on server</text:p>
      <text:p text:style-name="P86"><text:span text:style-name="T70">#Watchdogd*CLI&gt; </text:span><text:span text:style-name="T47">setrootpasswd changerootpasswdWatchdog</text:span></text:p>
      <text:p text:style-name="P86"><text:span text:style-name="T70">#Watchdogd*CLI&gt; </text:span><text:span text:style-name="T47">quit</text:span></text:p>
      <text:p text:style-name="P119">[watchdog@Server ~]$</text:p>
      <text:h text:style-name="P129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33">[watchdoguser@Client ~]$ <text:span text:style-name="T20">Watchdog-client</text:span></text:p>
      <text:h text:style-name="P127" text:outline-level="1">Liens/Contacts</text:h>
      <text:p text:style-name="P11"/>
      <text:p text:style-name="P11">Les différentes personnes ayant contribué au projet sont :</text:p>
      <text:list xml:id="list1833305094" text:style-name="L3">
        <text:list-item>
          <text:p text:style-name="P120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110">Architecture Technique, Module de contrôle/commande, Logistique, Programmation D.L.S, Beta-testeur Watchdog.</text:p>
            </text:list-item>
          </text:list>
        </text:list-item>
        <text:list-item>
          <text:p text:style-name="P120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110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413308658" text:style-name="L4">
        <text:list-item>
          <text:p text:style-name="P121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22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111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21840*"/>
    </style:style>
    <style:style style:name="Table1.B" style:family="table-column">
      <style:table-column-properties style:rel-column-width="21847*"/>
    </style:style>
    <style:style style:name="Table1.C" style:family="table-column">
      <style:table-column-properties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4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8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9</text:page-number>/<text:page-count>22</text:page-count></text:p>
              <text:p text:style-name="MP2"><text:date style:data-style-name="N37" text:date-value="2011-07-28T21:13:41.99">28/07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7-28T21:13:42</dc:date>
    <meta:editing-duration>PT13H38M55S</meta:editing-duration>
    <meta:editing-cycles>148</meta:editing-cycles>
    <meta:generator>OpenOffice.org/3.2$Linux OpenOffice.org_project/320m15$Build-9492</meta:generator>
    <meta:document-statistic meta:table-count="2" meta:image-count="2" meta:object-count="0" meta:page-count="22" meta:paragraph-count="274" meta:word-count="1929" meta:character-count="13071"/>
  </office:meta>
</office:document-meta>
</file>